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EB79E9C260D951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1.2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ojet Log python</text:p>
          </draw:text-box>
        </draw:frame>
        <draw:frame presentation:style-name="pr2" draw:text-style-name="P2" draw:layer="layout" svg:width="4.2cm" svg:height="1.255cm" svg:x="23.8cm" svg:y="12.945cm" presentation:class="subtitle" presentation:user-transformed="true">
          <draw:text-box>
            <text:p text:style-name="P1"><text:span text:style-name="T1">Lim Maxence </text:span></text:p>
            <text:p text:style-name="P1"><text:span text:style-name="T1">Lacheray Loui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onction offert par le projet 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raction json / Dump</text:p>
              </text:list-item>
              <text:list-item>
                <text:p>Statistique 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-ip </text:p>
                                    <text:p>-error</text:p>
                                    <text:p>-mobile </text:p>
                                    <text:p>-hours</text:p>
                                    <text:p>-bots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blème rencontré <text:s/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blème lors de la séparation des logs</text:p>
              </text:list-item>
              <text:list-item>
                <text:p>Utilisation de Panda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épartition des taches <text:s/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éparation des lignes de logs et json </text:p>
              </text:list-item>
              <text:list-item>
                <text:p>Statistique</text:p>
              </text:list-item>
              <text:list-item>
                <text:p>READM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onclusion</text:p>
          </draw:text-box>
        </draw:frame>
        <draw:frame presentation:style-name="pr2" draw:text-style-name="P2" draw:layer="layout" svg:width="4.2cm" svg:height="1.255cm" svg:x="23.8cm" svg:y="12.945cm" presentation:class="subtitle" presentation:user-transformed="true">
          <draw:text-box>
            <text:p text:style-name="P1"><text:span text:style-name="T1">Lim Maxence </text:span></text:p>
            <text:p text:style-name="P1"><text:span text:style-name="T1">Lacheray Loui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6T12:43:55.332970254</meta:creation-date>
    <meta:editing-duration>PT9M28S</meta:editing-duration>
    <meta:editing-cycles>2</meta:editing-cycles>
    <meta:generator>LibreOffice/6.1.5.2$Linux_X86_64 LibreOffice_project/10$Build-2</meta:generator>
    <dc:title>Classy Red</dc:title>
    <dc:date>2021-10-26T12:53:23.684329695</dc:date>
    <meta:document-statistic meta:object-count="57"/>
  </office:meta>
</office:document-meta>
</file>